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200000041645FBC1B.png" manifest:media-type=""/>
  <manifest:file-entry manifest:full-path="Pictures/10000201000000D200000041BC5EBBC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19.82cm"/>
    </style:style>
    <style:style style:name="gr2" style:family="graphic">
      <style:graphic-properties style:protect="size"/>
    </style:style>
    <style:style style:name="pr1" style:family="presentation" style:parent-style-name="freeipa_5f_upstream_5f_title-notes" style:list-style-name="L1">
      <style:graphic-properties draw:fill-color="#ffffff" draw:auto-grow-height="true" fo:min-height="12.572cm"/>
    </style:style>
    <style:style style:name="pr2" style:family="presentation" style:parent-style-name="freeipa_5f_upstream_5f_slide_5f_v2-title">
      <style:graphic-properties draw:auto-grow-height="true" fo:min-height="3.506cm"/>
    </style:style>
    <style:style style:name="pr3" style:family="presentation" style:parent-style-name="freeipa_5f_upstream_5f_slide_5f_v2-outline1">
      <style:graphic-properties draw:auto-grow-height="true" fo:min-height="13.86cm"/>
    </style:style>
    <style:style style:name="pr4" style:family="presentation" style:parent-style-name="freeipa_5f_upstream_5f_slide_5f_v2-notes">
      <style:graphic-properties draw:fill-color="#ffffff" draw:auto-grow-height="true" fo:min-height="12.572cm"/>
    </style:style>
    <style:style style:name="pr5" style:family="presentation" style:parent-style-name="freeipa_5f_upstream_5f_slide_5f_v2-title">
      <style:graphic-properties draw:auto-grow-height="true" fo:min-height="2.464cm"/>
    </style:style>
    <style:style style:name="pr6" style:family="presentation" style:parent-style-name="freeipa_5f_upstream_5f_slide_5f_v2-outline1">
      <style:graphic-properties fo:min-height="12.18cm"/>
    </style:style>
    <style:style style:name="pr7" style:family="presentation" style:parent-style-name="freeipa_5f_upstream_5f_slide_5f_v2-title">
      <style:graphic-properties fo:min-height="3.506cm"/>
    </style:style>
    <style:style style:name="pr8" style:family="presentation" style:parent-style-name="freeipa_5f_upstream_5f_slide_5f_v2-outline1" style:list-style-name="L4">
      <style:graphic-properties fo:min-height="12.18cm"/>
    </style:style>
    <style:style style:name="pr9" style:family="presentation" style:parent-style-name="freeipa_5f_upstream_5f_slide_5f_v2-outline1" style:list-style-name="L3">
      <style:graphic-properties fo:min-height="12.18cm"/>
    </style:style>
    <style:style style:name="pr10" style:family="presentation" style:parent-style-name="freeipa_5f_upstream_5f_slide_5f_v2-outline1">
      <style:graphic-properties draw:auto-grow-height="true" fo:min-height="12.18cm"/>
    </style:style>
    <style:style style:name="P1" style:family="paragraph">
      <style:paragraph-properties fo:margin-left="0cm" fo:margin-right="0cm" fo:line-height="150%" fo:text-align="start" fo:text-indent="0cm"/>
      <style:text-properties fo:color="#004586" fo:text-shadow="1pt 1pt"/>
    </style:style>
    <style:style style:name="P2" style:family="paragraph">
      <style:paragraph-properties fo:margin-left="0cm" fo:margin-right="0cm" fo:line-height="150%" fo:text-align="start" fo:text-indent="0cm"/>
      <style:text-properties fo:color="#004586" fo:font-size="18pt" fo:text-shadow="1pt 1pt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P4" style:family="paragraph">
      <style:paragraph-properties fo:margin-top="0cm" fo:margin-bottom="0cm">
        <style:tab-stops/>
      </style:paragraph-properties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color="#004586" fo:font-family="'Liberation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4586" fo:font-family="'Liberation Sans'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style:style style:name="T3" style:family="text">
      <style:text-properties fo:color="#004586" fo:font-family="'Liberation Sans'" style:font-family-generic="swiss" style:font-pitch="variable"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family="Courier" style:font-family-generic="modern" style:font-pitch="fixed"/>
    </style:style>
    <style:style style:name="T5" style:family="text">
      <style:text-properties fo:font-family="Courier" style:font-family-generic="modern" style:font-pitch="fixed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Courier" style:font-family-generic="modern" style:font-pitch="fixed" fo:font-size="26pt" style:font-size-asian="26pt" style:font-size-complex="26pt"/>
    </style:style>
    <style:style style:name="T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family="'Liberation Sans'" style:font-family-generic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freeipa_5f_upstream_5f_title" presentation:presentation-page-layout-name="AL1T1">
        <office:forms form:automatic-focus="false" form:apply-design-mode="false"/>
        <draw:frame draw:style-name="gr1" draw:text-style-name="P2" draw:layer="layout" svg:width="23.161cm" svg:height="9.06cm" svg:x="3.18cm" svg:y="5.038cm">
          <draw:text-box>
            <text:p text:style-name="P1"><text:span text:style-name="T1">SSSD and OpenSSH Integration</text:span></text:p>
            <text:p text:style-name="P1"><text:span text:style-name="T2"/></text:p>
            <text:p text:style-name="P1"><text:span text:style-name="T2"/></text:p>
            <text:p text:style-name="P1"><text:span text:style-name="T2">Jan Cholasta</text:span></text:p>
            <text:p text:style-name="P1"><text:span text:style-name="T3">01-04-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5.199cm" svg:height="3.506cm" svg:x="2.801cm" svg:y="0cm" presentation:class="title" presentation:user-transformed="true">
          <draw:text-box>
            <text:p>Introduction to OpenSSH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penSSH is an implementation of the SSH protocol</text:p>
                <text:list>
                  <text:list-item>
                    <text:p>Provides both server (<text:span text:style-name="T4">sshd</text:span>) and client (<text:span text:style-name="T4">ssh</text:span>)</text:p>
                  </text:list-item>
                </text:list>
              </text:list-item>
              <text:list-item>
                <text:p>SSH allows secure access to resources on a remote system</text:p>
                <text:list>
                  <text:list-item>
                    <text:p>Most commonly access to remote shell</text:p>
                  </text:list-item>
                </text:list>
              </text:list-item>
              <text:list-item>
                <text:p>Both users and hosts are authenticated</text:p>
                <text:list>
                  <text:list-item>
                    <text:p>Users are authenticated by the server (<text:span text:style-name="T4">sshd</text:span>)</text:p>
                  </text:list-item>
                  <text:list-item>
                    <text:p>Hosts are authenticated by the client (<text:span text:style-name="T4">ssh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reeipa_5f_upstream_5f_slide_5f_v2" presentation:presentation-page-layout-name="AL1T1">
        <office:forms form:automatic-focus="false" form:apply-design-mode="false"/>
        <draw:frame presentation:style-name="pr5" draw:layer="layout" svg:width="23.63cm" svg:height="2.464cm" svg:x="3.094cm" svg:y="0.528cm" presentation:class="title">
          <draw:text-box>
            <text:p>User authentication in <text:span text:style-name="T4">sshd</text:span></text:p>
          </draw:text-box>
        </draw:frame>
        <draw:frame presentation:style-name="pr6" draw:layer="layout" svg:width="25.199cm" svg:height="12.355cm" svg:x="1.4cm" svg:y="4.914cm" presentation:class="outline" presentation:user-transformed="true">
          <draw:text-box>
            <text:list text:style-name="L2">
              <text:list-item>
                <text:p>SSH supports multiple mechanisms for authenticating users</text:p>
                <text:list>
                  <text:list-item>
                    <text:p>Password authentication, public key authentication, GSSAPI authentication, …</text:p>
                  </text:list-item>
                </text:list>
              </text:list-item>
              <text:list-item>
                <text:p>Public key authentication uses digital signatures to verify the user's identity</text:p>
                <text:list>
                  <text:list-item>
                    <text:p>The user's private key is stored on the client (<text:span text:style-name="T4">~/.ssh/id_rsa</text:span>)</text:p>
                  </text:list-item>
                  <text:list-item>
                    <text:p>The user's public keys are stored on the server (<text:span text:style-name="T4">~/.ssh/authorized_keys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reeipa_5f_upstream_5f_slide_5f_v2" presentation:presentation-page-layout-name="AL1T1">
        <office:forms form:automatic-focus="false" form:apply-design-mode="false"/>
        <draw:frame presentation:style-name="pr5" draw:layer="layout" svg:width="23.63cm" svg:height="2.464cm" svg:x="3.094cm" svg:y="0.528cm" presentation:class="title">
          <draw:text-box>
            <text:p>Host authentication in <text:span text:style-name="T4">ssh</text:span></text:p>
          </draw:text-box>
        </draw:frame>
        <draw:frame presentation:style-name="pr6" draw:layer="layout" svg:width="25.199cm" svg:height="12.485cm" svg:x="1.4cm" svg:y="4.914cm" presentation:class="outline" presentation:user-transformed="true">
          <draw:text-box>
            <text:list text:style-name="L2">
              <text:list-item>
                <text:p>Only public key authentication is supported for authenticating hosts</text:p>
                <text:list>
                  <text:list-item>
                    <text:p>The host's private key is stored on the server (<text:span text:style-name="T4">/etc/ssh/ssh_host_rsa_key</text:span>)</text:p>
                  </text:list-item>
                  <text:list-item>
                    <text:p>Host names and their respective public keys are stored on the client (<text:span text:style-name="T4">~/.ssh/known_hosts</text:span>)</text:p>
                  </text:list-item>
                </text:list>
              </text:list-item>
              <text:list-item>
                <text:p>When <text:span text:style-name="T4">ssh</text:span> connects to an unknown host, its identity must be manually verified by the user</text:p>
                <text:list>
                  <text:list-item>
                    <text:p>When verified, the host is automatically added to the <text:span text:style-name="T4">known_hosts</text:span> file by s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reeipa_5f_upstream_5f_slide_5f_v2" presentation:presentation-page-layout-name="AL1T1">
        <office:forms form:automatic-focus="false" form:apply-design-mode="false"/>
        <draw:frame presentation:style-name="pr7" draw:layer="layout" svg:width="25.199cm" svg:height="3.506cm" svg:x="3.056cm" svg:y="0cm" presentation:class="title" presentation:user-transformed="true">
          <draw:text-box>
            <text:p>Motivation</text:p>
          </draw:text-box>
        </draw:frame>
        <draw:frame presentation:style-name="pr6" draw:layer="layout" svg:width="25.199cm" svg:height="14.625cm" svg:x="1.4cm" svg:y="4.914cm" presentation:class="outline" presentation:user-transformed="true">
          <draw:text-box>
            <text:list text:style-name="L2">
              <text:list-item>
                <text:p>OpenSSH can be already used with SSSD for user authentication</text:p>
                <text:list>
                  <text:list-item>
                    <text:p>Password authentication is handled by PAM</text:p>
                  </text:list-item>
                  <text:list-item>
                    <text:p>Kerberos authentication is handled by GSSAPI</text:p>
                  </text:list-item>
                </text:list>
              </text:list-item>
              <text:list-item>
                <text:p>However, OpenSSH does public key authentication on its own</text:p>
                <text:list>
                  <text:list-item>
                    <text:p>No centralized management of public keys</text:p>
                  </text:list-item>
                  <text:list-item>
                    <text:p>No host authentication without user interaction</text:p>
                  </text:list-item>
                </text:list>
              </text:list-item>
              <text:list-item>
                <text:p>Make public key authentication work with identity information stored in FreeIPA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SSH public keys in FreeIPA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SH public keys in FreeIPA are stored in LDAP attribute <text:span text:style-name="T4">ipaSshPubKey</text:span></text:p>
              </text:list-item>
              <text:list-item>
                <text:p>User and host LDAP entries with object classes <text:span text:style-name="T4">ipaSshUser</text:span> and <text:span text:style-name="T4">ipaSshHost</text:span> can contain the attribute</text:p>
              </text:list-item>
              <text:list-item>
                <text:p>It is possible to configure SSSD to use a different attribute for SSH public keys</text:p>
                <text:list>
                  <text:list-item>
                    <text:p>Configuration option <text:span text:style-name="T4">ldap_user_ssh_public_key</text:span></text:p>
                  </text:list-item>
                  <text:list-item>
                    <text:p>Configuration option <text:span text:style-name="T4">ipa_host_ssh_public_ke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SSH public keys in FreeIPA example</text:p>
          </draw:text-box>
        </draw:frame>
        <draw:frame presentation:style-name="pr6" draw:layer="layout" svg:width="25.199cm" svg:height="14.044cm" svg:x="1.4cm" svg:y="4.914cm" presentation:class="outline" presentation:user-transformed="true">
          <draw:text-box>
            <text:list text:style-name="L2">
              <text:list-item>
                <text:p>Set user's public key using <text:span text:style-name="T4">ipa</text:span> command:</text:p>
                <text:p><text:span text:style-name="T5">$ ipa user-mod user –sshpubkey='ssh-rsa AAAA…'</text:span></text:p>
                <text:p>(see “SSH Public Keys in FreeIPA” slides for more information)</text:p>
              </text:list-item>
              <text:list-item>
                <text:p>A user's LDAP entry with a SSH public key:</text:p>
                <text:p text:style-name="P4"><text:span text:style-name="T5">dn: uid=user,cn=accounts,dc=example,dc=com</text:span></text:p>
                <text:p text:style-name="P4"><text:span text:style-name="T5">objectClass: posixAccount</text:span></text:p>
                <text:p text:style-name="P4"><text:span text:style-name="T5">objectClass: ipaSshUser</text:span></text:p>
                <text:p text:style-name="P4"><text:span text:style-name="T5">…</text:span></text:p>
                <text:p text:style-name="P4"><text:span text:style-name="T5">uid: user</text:span></text:p>
                <text:p text:style-name="P4"><text:span text:style-name="T5">ipaSshPubKey: ssh-rsa AAAAB3NzaC1yc2EA…</text:span></text:p>
                <text:p text:style-name="P4"><text:span text:style-name="T5">…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reeipa_5f_upstream_5f_slide_5f_v2" presentation:presentation-page-layout-name="AL1T1">
        <draw:frame presentation:style-name="pr5" draw:layer="layout" svg:width="23.63cm" svg:height="2.845cm" svg:x="3.094cm" svg:y="0.338cm" presentation:class="title">
          <draw:text-box>
            <text:p>Configure OpenSSH to work with SSSD (1)</text:p>
          </draw:text-box>
        </draw:frame>
        <draw:frame presentation:style-name="pr6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>Configure <text:span text:style-name="T4">sshd</text:span> in <text:span text:style-name="T4">/etc/ssh/sshd_config</text:span></text:p>
                <text:list>
                  <text:list-item>
                    <text:p><text:span text:style-name="T6">Use PAM for password authentication</text:span></text:p>
                    <text:p><text:span text:style-name="T5">UsePAM yes</text:span></text:p>
                  </text:list-item>
                  <text:list-item>
                    <text:p><text:span text:style-name="T6">Make sure we do not </text:span><text:span text:style-name="T5">kinit</text:span><text:span text:style-name="T6"> ourselves and let SSSD do it</text:span></text:p>
                    <text:p><text:span text:style-name="T5">KerberosAuthentication no</text:span></text:p>
                  </text:list-item>
                  <text:list-item>
                    <text:p><text:span text:style-name="T6">Get </text:span><text:span text:style-name="T5">authorized_keys</text:span><text:span text:style-name="T6"> from SSSD</text:span></text:p>
                    <text:p><text:span text:style-name="T5">AuthorizedKeysCommand /usr/bin/sss_ssh_authorizedkeys</text:span></text:p>
                    <text:p><text:span text:style-name="T6">(note that </text:span><text:span text:style-name="T5">AuthorizedKeysCommand</text:span><text:span text:style-name="T6"> is available only in patched OpenSSH – available in RHEL and Fedora)</text:span></text:p>
                  </text:list-item>
                </text:list>
              </text:list-item>
              <text:list-item>
                <text:p>Restart <text:span text:style-name="T4">sshd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reeipa_5f_upstream_5f_slide_5f_v2" presentation:presentation-page-layout-name="AL1T1">
        <draw:frame presentation:style-name="pr5" draw:layer="layout" svg:width="23.63cm" svg:height="2.845cm" svg:x="3.094cm" svg:y="0.338cm" presentation:class="title">
          <draw:text-box>
            <text:p>Configure OpenSSH to work with SSSD (2)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figure <text:span text:style-name="T4">ssh</text:span> in <text:span text:style-name="T4">/etc/ssh/ssh_config</text:span></text:p>
                <text:list>
                  <text:list-item>
                    <text:p>Get <text:span text:style-name="T4">known_hosts</text:span> from SSSD</text:p>
                    <text:p><text:span text:style-name="T4">GlobalKnownHostsFile /var/lib/sss/pubconf/known_hosts</text:span></text:p>
                    <text:p><text:span text:style-name="T4">ProxyCommand /usr/bin/sss_ssh_knownhostsproxy -p %p %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Configure SSSD to work with OpenSSH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figure SSSD in <text:span text:style-name="T4">/etc/sssd/sssd.conf</text:span></text:p>
                <text:list>
                  <text:list-item>
                    <text:p>Append <text:span text:style-name="T4">ssh</text:span> to the <text:span text:style-name="T4">services</text:span> line in the <text:span text:style-name="T4">[sssd]</text:span> section</text:p>
                  </text:list-item>
                  <text:list-item>
                    <text:p>Create an empty <text:span text:style-name="T4">[ssh]</text:span> section if it does not exist</text:p>
                  </text:list-item>
                </text:list>
              </text:list-item>
              <text:list-item>
                <text:p>Restart SSSD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User public key authentication with SSSD</text:p>
          </draw:text-box>
        </draw:frame>
        <draw:frame presentation:style-name="pr8" draw:text-style-name="P5" draw:layer="layout" svg:width="25.199cm" svg:height="12.877cm" svg:x="1.4cm" svg:y="4.914cm" presentation:class="outline" presentation:user-transformed="true">
          <draw:text-box>
            <text:list text:style-name="L3">
              <text:list-item>
                <text:p><text:span text:style-name="T7">​</text:span><text:span text:style-name="T8">sshd</text:span><text:span text:style-name="T7"> receives a public key authentication request</text:span></text:p>
              </text:list-item>
              <text:list-item>
                <text:p><text:span text:style-name="T7">​</text:span><text:span text:style-name="T8">sshd</text:span><text:span text:style-name="T7"> executes </text:span><text:span text:style-name="T8">sss_ssh_authorizedkeys &lt;user&gt;</text:span></text:p>
              </text:list-item>
              <text:list-item>
                <text:p><text:span text:style-name="T7">​</text:span><text:span text:style-name="T8">sss_ssh_authorizedkeys</text:span><text:span text:style-name="T7"> asks SSSD to get the user's public keys from FreeIPA server</text:span></text:p>
              </text:list-item>
              <text:list-item>
                <text:p><text:span text:style-name="T7">​</text:span><text:span text:style-name="T8">sss_ssh_authorizedkeys</text:span><text:span text:style-name="T7"> prints the public keys in </text:span><text:span text:style-name="T8">authorized_keys</text:span><text:span text:style-name="T7"> format to its standard output</text:span></text:p>
              </text:list-item>
              <text:list-item>
                <text:p><text:span text:style-name="T7">​</text:span><text:span text:style-name="T8">sshd</text:span><text:span text:style-name="T7"> reads and processes the output as if it was an actual </text:span><text:span text:style-name="T8">authorized_keys</text:span><text:span text:style-name="T7"> file</text:span></text:p>
                <text:p><text:span text:style-name="T7">(note that this requires patched OpenSSH - available in RHEL and Fedora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Host authentication with SSSD</text:p>
          </draw:text-box>
        </draw:frame>
        <draw:frame presentation:style-name="pr9" draw:text-style-name="P5" draw:layer="layout" svg:width="25.199cm" svg:height="13.935cm" svg:x="1.4cm" svg:y="4.914cm" presentation:class="outline" presentation:user-transformed="true">
          <draw:text-box>
            <text:list text:style-name="L3">
              <text:list-item>
                <text:p><text:span text:style-name="T7">User executes </text:span><text:span text:style-name="T8">ssh &lt;host&gt;</text:span></text:p>
              </text:list-item>
              <text:list-item>
                <text:p><text:span text:style-name="T7">​</text:span><text:span text:style-name="T8">ssh</text:span><text:span text:style-name="T7"> executes </text:span><text:span text:style-name="T8">sss_ssh_knownhostsproxy -p 22 &lt;host&gt;</text:span><text:span text:style-name="T7"> to connect to the host</text:span></text:p>
              </text:list-item>
              <text:list-item>
                <text:p><text:span text:style-name="T7">​</text:span><text:span text:style-name="T8">sss_ssh_knownhostsproxy</text:span><text:span text:style-name="T7"> asks SSSD to get the host's public keys from FreeIPA server (LDAP, </text:span><text:span text:style-name="T9">not</text:span><text:span text:style-name="T7"> DNS!)</text:span></text:p>
              </text:list-item>
              <text:list-item>
                <text:p><text:span text:style-name="T7">SSSD adds the host's name and public keys to </text:span><text:span text:style-name="T8">/var/lib/sss/pubconf/known_hosts</text:span></text:p>
              </text:list-item>
              <text:list-item>
                <text:p><text:span text:style-name="T7">​</text:span><text:span text:style-name="T8">sss_ssh_knownhostsproxy</text:span><text:span text:style-name="T7"> connects to the host and pipes all communication through its standard I/O</text:span></text:p>
              </text:list-item>
              <text:list-item>
                <text:p><text:span text:style-name="T7">​</text:span><text:span text:style-name="T8">ssh</text:span><text:span text:style-name="T7"> processes SSSD </text:span><text:span text:style-name="T8">known_hosts</text:span><text:span text:style-name="T7"> the same way as any other </text:span><text:span text:style-name="T8">known_hosts</text:span><text:span text:style-name="T7"> fil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Debugging the OpenSSH configuration</text:p>
          </draw:text-box>
        </draw:frame>
        <draw:frame presentation:style-name="pr10" draw:layer="layout" svg:width="25.199cm" svg:height="12.18cm" svg:x="1.399cm" svg:y="3.554cm" presentation:class="outline">
          <draw:text-box>
            <text:list text:style-name="L2">
              <text:list-item>
                <text:p>Check that the required options have correct values in <text:span text:style-name="T4">sshd_config</text:span> and <text:span text:style-name="T4">ssh_config</text:span></text:p>
              </text:list-item>
              <text:list-item>
                <text:p>Debug <text:span text:style-name="T4">sshd</text:span></text:p>
                <text:list>
                  <text:list-header>
                    <text:p><text:span text:style-name="T4"># /usr/sbin/sshd -D -ddd -p &lt;port&gt;</text:span></text:p>
                    <text:p>(you must use the full path!)</text:p>
                  </text:list-header>
                </text:list>
              </text:list-item>
              <text:list-item>
                <text:p>Debug <text:span text:style-name="T4">ssh</text:span></text:p>
                <text:list>
                  <text:list-header>
                    <text:p><text:span text:style-name="T4"># ssh -vvv -p &lt;port&gt; -l &lt;login&gt; &lt;host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Debugging the SSSD configuration (1)</text:p>
          </draw:text-box>
        </draw:frame>
        <draw:frame presentation:style-name="pr10" draw:layer="layout" svg:width="25.199cm" svg:height="12.18cm" svg:x="1.399cm" svg:y="3.554cm" presentation:class="outline">
          <draw:text-box>
            <text:list text:style-name="L2">
              <text:list-item>
                <text:p>Check that the <text:span text:style-name="T4">ssh</text:span> service is enabled in <text:span text:style-name="T4">sssd.conf</text:span> and the <text:span text:style-name="T4">sssd_ssh</text:span> process is running</text:p>
              </text:list-item>
              <text:list-item>
                <text:p>Check SSSD debug logs</text:p>
                <text:list>
                  <text:list-item>
                    <text:p>Set the <text:span text:style-name="T4">debug_level</text:span> option in<text:span text:style-name="T4">[ssh]</text:span> and <text:span text:style-name="T4">[domain/&lt;domain&gt;]</text:span> sections in <text:span text:style-name="T4">sssd.conf</text:span></text:p>
                  </text:list-item>
                  <text:list-item>
                    <text:p>Restart SSSD</text:p>
                  </text:list-item>
                  <text:list-item>
                    <text:p>Inspect <text:span text:style-name="T4">sssd_ssh.log</text:span> and <text:span text:style-name="T4">sssd_&lt;domain&gt;.log</text:span> in <text:span text:style-name="T4">/var/log/sss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Debugging the SSSD configuration (2)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un <text:span text:style-name="T4">sss_ssh_authorizedkeys</text:span> manually</text:p>
                <text:list>
                  <text:list-header>
                    <text:p><text:span text:style-name="T8">$ sss_ssh_authorizedkeys --debug 10 &lt;user&gt;</text:span></text:p>
                  </text:list-header>
                  <text:list-item>
                    <text:p>You should get a list of public keys for the user and no error messages</text:p>
                  </text:list-item>
                  <text:list-item>
                    <text:p>Check SSSD debug lo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Debugging the SSSD configuration (3)</text:p>
          </draw:text-box>
        </draw:frame>
        <draw:frame presentation:style-name="pr6" draw:layer="layout" svg:width="25.199cm" svg:height="12.686cm" svg:x="1.231cm" svg:y="3.113cm" presentation:class="outline" presentation:user-transformed="true">
          <draw:text-box>
            <text:list text:style-name="L2">
              <text:list-item>
                <text:p>Run <text:span text:style-name="T4">sss_ssh_knownhostsproxy</text:span> manually</text:p>
                <text:list>
                  <text:list-item>
                    <text:p>(opt.) Set <text:span text:style-name="T4">ssh_hash_known_hosts</text:span> option to <text:span text:style-name="T4">false</text:span> in the <text:span text:style-name="T4">[ssh]</text:span> section of <text:span text:style-name="T4">sssd.conf</text:span> and restart SSSD</text:p>
                    <text:p><text:span text:style-name="T8">$ sss_ssh_knownhostsproxy --debug 10 -p &lt;port&gt; &lt;host&gt;</text:span></text:p>
                  </text:list-item>
                  <text:list-item>
                    <text:p>You should get a hello message from the server and no error messages (exit with Ctrl+C)</text:p>
                  </text:list-item>
                  <text:list-item>
                    <text:p>Check if <text:span text:style-name="T4">/var/lib/sss/pubconf/known_hosts</text:span> was updated with the correct information for the host</text:p>
                  </text:list-item>
                  <text:list-item>
                    <text:p>Check SSSD debug lo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Additional information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penSSH manual pages</text:p>
                <text:list>
                  <text:list-item>
                    <text:p><text:span text:style-name="T4">sshd(8)</text:span><text:span text:style-name="T10">,</text:span> <text:span text:style-name="T4">sshd_config(5)</text:span>, <text:span text:style-name="T4">ssh(1)</text:span>, <text:span text:style-name="T4">ssh_config(5)</text:span></text:p>
                  </text:list-item>
                </text:list>
              </text:list-item>
              <text:list-item>
                <text:p>SSSD manual pages</text:p>
                <text:list>
                  <text:list-item>
                    <text:p><text:span text:style-name="T4">sssd.conf(5)</text:span>, <text:span text:style-name="T4">sssd-ldap(5)</text:span>, <text:span text:style-name="T4">sssd-ipa(5)</text:span>, <text:span text:style-name="T4">sss_ssh_authorizedkeys(1)</text:span>, <text:span text:style-name="T4">sss_ssh_knownhostsproxy(1)</text:span></text:p>
                  </text:list-item>
                </text:list>
              </text:list-item>
              <text:list-item>
                <text:p>“SSH Public Keys in FreeIPA” slid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FreeIPA" draw:style="linear" draw:start-color="#ccffff" draw:end-color="#94bd5e" draw:start-intensity="85%" draw:end-intensity="100%" draw:angle="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freeipa_5f_upstream_5f_slide_5f_v2-background" style:display-name="freeipa_upstream_slide_v2-background" style:family="presentation">
      <style:graphic-properties draw:stroke="none" draw:fill="none"/>
      <style:text-properties style:letter-kerning="true"/>
    </style:style>
    <style:style style:name="freeipa_5f_upstream_5f_slide_5f_v2-backgroundobjects" style:display-name="freeipa_upstream_slide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slide_5f_v2-notes" style:display-name="freeipa_upstream_slide_v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1" style:display-name="freeipa_upstream_slide_v2-outline1" style:family="presentation">
      <style:graphic-properties draw:stroke="none" draw:fill="none" draw:auto-grow-height="false" draw:fit-to-size="shrink-to-fit">
        <text:list-style style:name="freeipa_5f_upstream_5f_slide_5f_v2-outline1" style:display-name="freeipa_upstream_slide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2" style:display-name="freeipa_upstream_slide_v2-outline2" style:family="presentation" style:parent-style-name="freeipa_5f_upstream_5f_slide_5f_v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slide_5f_v2-outline3" style:display-name="freeipa_upstream_slide_v2-outline3" style:family="presentation" style:parent-style-name="freeipa_5f_upstream_5f_slide_5f_v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slide_5f_v2-outline4" style:display-name="freeipa_upstream_slide_v2-outline4" style:family="presentation" style:parent-style-name="freeipa_5f_upstream_5f_slide_5f_v2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slide_5f_v2-outline5" style:display-name="freeipa_upstream_slide_v2-outline5" style:family="presentation" style:parent-style-name="freeipa_5f_upstream_5f_slide_5f_v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6" style:display-name="freeipa_upstream_slide_v2-outline6" style:family="presentation" style:parent-style-name="freeipa_5f_upstream_5f_slide_5f_v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7" style:display-name="freeipa_upstream_slide_v2-outline7" style:family="presentation" style:parent-style-name="freeipa_5f_upstream_5f_slide_5f_v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8" style:display-name="freeipa_upstream_slide_v2-outline8" style:family="presentation" style:parent-style-name="freeipa_5f_upstream_5f_slide_5f_v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9" style:display-name="freeipa_upstream_slide_v2-outline9" style:family="presentation" style:parent-style-name="freeipa_5f_upstream_5f_slide_5f_v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subtitle" style:display-name="freeipa_upstream_slide_v2-subtitle" style:family="presentation">
      <style:graphic-properties draw:stroke="none" draw:fill="none" draw:textarea-vertical-align="middle">
        <text:list-style style:name="freeipa_5f_upstream_5f_slide_5f_v2-subtitle" style:display-name="freeipa_upstream_slide_v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title" style:display-name="freeipa_upstream_slide_v2-title" style:family="presentation">
      <style:graphic-properties draw:stroke="none" draw:fill="none" draw:textarea-vertical-align="middle">
        <text:list-style style:name="freeipa_5f_upstream_5f_slide_5f_v2-title" style:display-name="freeipa_upstream_slide_v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reeipa_5f_upstream_5f_title-background" style:display-name="freeipa_upstream_title-background" style:family="presentation">
      <style:graphic-properties draw:stroke="none" draw:fill="gradient" draw:fill-color="#4e376b" draw:fill-gradient-name="FreeIPA" draw:fill-image-width="0cm" draw:fill-image-height="0cm"/>
      <style:text-properties style:letter-kerning="true"/>
    </style:style>
    <style:style style:name="freeipa_5f_upstream_5f_title-backgroundobjects" style:display-name="freeipa_upstream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title-notes" style:display-name="freeipa_upstream_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1" style:display-name="freeipa_upstream_title-outline1" style:family="presentation">
      <style:graphic-properties draw:stroke="none" draw:fill="none" draw:auto-grow-height="false" draw:fit-to-size="shrink-to-fit">
        <text:list-style style:name="freeipa_5f_upstream_5f_title-outline1" style:display-name="freeipa_upstream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2" style:display-name="freeipa_upstream_title-outline2" style:family="presentation" style:parent-style-name="freeipa_5f_upstream_5f_titl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title-outline3" style:display-name="freeipa_upstream_title-outline3" style:family="presentation" style:parent-style-name="freeipa_5f_upstream_5f_titl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title-outline4" style:display-name="freeipa_upstream_title-outline4" style:family="presentation" style:parent-style-name="freeipa_5f_upstream_5f_titl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title-outline5" style:display-name="freeipa_upstream_title-outline5" style:family="presentation" style:parent-style-name="freeipa_5f_upstream_5f_titl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6" style:display-name="freeipa_upstream_title-outline6" style:family="presentation" style:parent-style-name="freeipa_5f_upstream_5f_titl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7" style:display-name="freeipa_upstream_title-outline7" style:family="presentation" style:parent-style-name="freeipa_5f_upstream_5f_titl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8" style:display-name="freeipa_upstream_title-outline8" style:family="presentation" style:parent-style-name="freeipa_5f_upstream_5f_titl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9" style:display-name="freeipa_upstream_title-outline9" style:family="presentation" style:parent-style-name="freeipa_5f_upstream_5f_titl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subtitle" style:display-name="freeipa_upstream_title-subtitle" style:family="presentation">
      <style:graphic-properties draw:stroke="none" draw:fill="none" draw:textarea-vertical-align="middle">
        <text:list-style style:name="freeipa_5f_upstream_5f_title-subtitle" style:display-name="freeipa_upstream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title" style:display-name="freeipa_upstream_title-title" style:family="presentation">
      <style:graphic-properties draw:stroke="none" draw:fill="none" draw:textarea-vertical-align="middle">
        <text:list-style style:name="freeipa_5f_upstream_5f_title-title" style:display-name="freeipa_upstream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4aa0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4e376b" draw:fill-gradient-name="FreeIP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ffffff" draw:fill="none" draw:fill-color="#ffffff" draw:fill-image-width="0cm" draw:fill-image-height="0cm" draw:textarea-horizontal-align="left" draw:auto-grow-height="true" draw:auto-grow-width="true" fo:min-height="0cm" fo:min-width="6.655cm"/>
    </style:style>
    <style:style style:name="Mpr1" style:family="presentation" style:parent-style-name="freeipa_5f_upstream_5f_slide_5f_v2-backgroundobjects">
      <style:graphic-properties draw:fill="solid" draw:fill-color="#1b4aa0" draw:textarea-vertical-align="middle" draw:auto-grow-height="false"/>
    </style:style>
    <style:style style:name="Mpr2" style:family="presentation" style:parent-style-name="freeipa_5f_upstream_5f_slide_5f_v2-backgroundobjects">
      <style:graphic-properties draw:stroke="none" draw:fill="none" draw:fill-color="#ffffff" draw:auto-grow-height="false" fo:min-height="1.449cm"/>
    </style:style>
    <style:style style:name="Mpr3" style:family="presentation" style:parent-style-name="freeipa_5f_upstream_5f_slide_5f_v2-backgroundobjects">
      <style:graphic-properties draw:stroke="none" draw:fill-color="#ffffff" draw:textarea-vertical-align="middle" draw:auto-grow-height="false"/>
    </style:style>
    <style:style style:name="Mpr4" style:family="presentation" style:parent-style-name="freeipa_5f_upstream_5f_slide_5f_v2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ipa_5f_upstream_5f_slide_5f_v2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reeipa_5f_upstream_5f_title-backgroundobjects">
      <style:graphic-properties draw:fill="solid" draw:fill-color="#1b4aa0" draw:textarea-vertical-align="middle" draw:auto-grow-height="false"/>
    </style:style>
    <style:style style:name="Mpr7" style:family="presentation" style:parent-style-name="freeipa_5f_upstream_5f_title-backgroundobjects">
      <style:graphic-properties draw:stroke="none" draw:fill="none" fo:min-height="1.524cm"/>
    </style:style>
    <style:style style:name="Mpr8" style:family="presentation" style:parent-style-name="freeipa_5f_upstream_5f_title-backgroundobjects">
      <style:graphic-properties draw:stroke="none" draw:fill="none" draw:fill-color="#ffffff" draw:auto-grow-height="false" fo:min-height="1.397cm"/>
    </style:style>
    <style:style style:name="Mpr9" style:family="presentation" style:parent-style-name="freeipa_5f_upstream_5f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color="#ffffff" fo:font-size="18pt" fo:font-weight="normal" style:font-weight-asian="normal" style:font-weight-complex="normal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color="#00ae00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fo:font-size="18pt" fo:font-weight="normal" style:font-weight-asian="normal" style:font-weight-complex="normal"/>
    </style:style>
    <style:style style:name="MT4" style:family="text">
      <style:text-properties fo:color="#00ae00" fo:font-family="'Liberation San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MT5" style:family="text">
      <style:text-properties fo:color="#00ae00" fo:font-size="32pt" fo:text-shadow="1pt 1pt" style:font-size-asian="32pt" style:font-size-complex="3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reeipa_5f_upstream_5f_slide_5f_v2" style:display-name="freeipa_upstream_slide_v2" style:page-layout-name="PM1" draw:style-name="Mdp1">
      <office:forms form:automatic-focus="false" form:apply-design-mode="false"/>
      <draw:frame presentation:style-name="freeipa_5f_upstream_5f_slide_5f_v2-outline1" draw:layer="backgroundobjects" svg:width="25.199cm" svg:height="12.18cm" svg:x="1.399cm" svg:y="3.554cm" presentation:class="outline" presentation:placeholder="true">
        <draw:text-box draw:corner-radius="0.379cm"/>
      </draw:frame>
      <draw:custom-shape presentation:style-name="Mpr1" draw:text-style-name="MP3" draw:layer="backgroundobjects" svg:width="28cm" svg:height="0.94cm" svg:x="0cm" svg:y="20.06cm">
        <text:p/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3.049cm" svg:height="0.686cm" svg:x="12.475cm" svg:y="20.314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8.64cm" svg:height="2.671cm" svg:x="0.299cm" svg:y="0.583cm">
        <draw:image xlink:href="Pictures/10000201000000D200000041BC5EBBCF.png" xlink:type="simple" xlink:show="embed" xlink:actuate="onLoad">
          <text:p/>
        </draw:image>
      </draw:frame>
      <draw:frame draw:style-name="Mgr4" draw:text-style-name="MP6" draw:layer="backgroundobjects" svg:width="7.155cm" svg:height="0.962cm" svg:x="20.834cm" svg:y="20.017cm">
        <draw:text-box>
          <text:p><text:span text:style-name="MT3">FreeIPA Training Series</text:span></text:p>
        </draw:text-box>
      </draw:frame>
      <draw:custom-shape presentation:style-name="Mpr3" draw:text-style-name="MP3" draw:layer="backgroundobjects" svg:width="7.368cm" svg:height="2.955cm" svg:x="2.794cm" svg:y="0.299cm">
        <text:p/>
        <draw:enhanced-geometry svg:viewBox="0 0 21600 21600" draw:type="rectangle" draw:enhanced-path="M 0 0 L 21600 0 21600 21600 0 21600 0 0 Z N"/>
      </draw:custom-shape>
      <draw:frame presentation:style-name="freeipa_5f_upstream_5f_slide_5f_v2-title" draw:layer="backgroundobjects" svg:width="23.63cm" svg:height="2.464cm" svg:x="3.094cm" svg:y="0.528cm" presentation:class="title" presentation:placeholder="true">
        <draw:text-box/>
      </draw:frame>
      <presentation:notes style:page-layout-name="PM0">
        <draw:page-thumbnail presentation:style-name="freeipa_5f_upstream_5f_slide_5f_v2-title" draw:layer="backgroundobjects" svg:width="0.001cm" svg:height="0.001cm" svg:x="0cm" svg:y="2.123cm" presentation:class="page"/>
        <draw:frame presentation:style-name="freeipa_5f_upstream_5f_slide_5f_v2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freeipa_5f_upstream_5f_title" style:display-name="freeipa_upstream_title" style:page-layout-name="PM1" draw:style-name="Mdp2">
      <office:forms form:automatic-focus="false" form:apply-design-mode="false"/>
      <draw:frame presentation:style-name="freeipa_5f_upstream_5f_title-outline1" draw:layer="backgroundobjects" svg:width="25.414cm" svg:height="12.18cm" svg:x="1.508cm" svg:y="6.457cm" presentation:class="outline" presentation:placeholder="true">
        <draw:text-box/>
      </draw:frame>
      <draw:frame presentation:style-name="freeipa_5f_upstream_5f_title-title" draw:layer="backgroundobjects" svg:width="25.199cm" svg:height="3.506cm" svg:x="1.4cm" svg:y="8.747cm" presentation:class="title" presentation:placeholder="true">
        <draw:text-box/>
      </draw:frame>
      <draw:custom-shape presentation:style-name="Mpr6" draw:text-style-name="MP3" draw:layer="backgroundobjects" svg:width="28cm" svg:height="0.94cm" svg:x="0.002cm" svg:y="20.065cm">
        <text:p/>
        <draw:enhanced-geometry svg:viewBox="0 0 21600 21600" draw:type="rectangle" draw:enhanced-path="M 0 0 L 21600 0 21600 21600 0 21600 0 0 Z N"/>
      </draw:custom-shape>
      <draw:frame presentation:style-name="Mpr7" draw:text-style-name="MP8" draw:layer="backgroundobjects" svg:width="12.958cm" svg:height="1.524cm" svg:x="13.974cm" svg:y="0.981cm">
        <draw:text-box>
          <text:p text:style-name="MP3"><text:span text:style-name="MT4">FreeIPA Training Series</text:span><text:span text:style-name="MT5"> </text:span></text:p>
        </draw:text-box>
      </draw:frame>
      <draw:frame draw:style-name="Mgr3" draw:text-style-name="MP3" draw:layer="backgroundobjects" svg:width="8.64cm" svg:height="2.671cm" svg:x="0.299cm" svg:y="0.595cm">
        <draw:image xlink:href="Pictures/10000201000000D200000041645FBC1B.png" xlink:type="simple" xlink:show="embed" xlink:actuate="onLoad">
          <text:p/>
        </draw:image>
      </draw:frame>
      <presentation:notes style:page-layout-name="PM0">
        <draw:page-thumbnail presentation:style-name="freeipa_5f_upstream_5f_title-title" draw:layer="backgroundobjects" svg:width="13.968cm" svg:height="10.476cm" svg:x="3.81cm" svg:y="2.123cm" presentation:class="page"/>
        <draw:frame presentation:style-name="freeipa_5f_upstream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creation-date>2011-08-08T12:00:45</meta:creation-date>
    <dc:language>en-US</dc:language>
    <meta:editing-cycles>172</meta:editing-cycles>
    <meta:editing-duration>P3DT14H7M38S</meta:editing-duration>
    <meta:initial-creator>Brian Gollaher</meta:initial-creator>
    <dc:date>2013-06-05T09:22:52</dc:date>
    <dc:creator>Martin Kosek</dc:cre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